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P</mi>
            <mrow>
              <mi/>
              <mo stretchy="false">=</mo>
              <mi/>
            </mrow>
            <mfrac>
              <mrow>
                <mo stretchy="false">∂</mo>
                <mi>W</mi>
              </mrow>
              <mrow>
                <mtext>d</mtext>
                <mi>t</mi>
              </mrow>
            </mfrac>
            <mrow>
              <mi/>
              <mo stretchy="false">=</mo>
              <mrow>
                <mi/>
                <mo stretchy="false">−</mo>
                <mfrac>
                  <mtext>d</mtext>
                  <mrow>
                    <mtext>d</mtext>
                    <mi>t</mi>
                  </mrow>
                </mfrac>
              </mrow>
            </mrow>
            <mrow>
              <munderover>
                <mo stretchy="false">∫</mo>
                <msub>
                  <mi>t</mi>
                  <mn>0</mn>
                </msub>
                <mi>t</mi>
              </munderover>
              <mstyle mathvariant="bold">
                <mrow>
                  <mi>F</mi>
                </mrow>
              </mstyle>
            </mrow>
            <mfenced open="(" close=")">
              <mrow>
                <mstyle mathvariant="bold">
                  <mrow>
                    <mi>r</mi>
                  </mrow>
                </mstyle>
                <mrow>
                  <mo stretchy="false">(</mo>
                  <mrow>
                    <mi>t</mi>
                    <mi>'</mi>
                  </mrow>
                  <mo stretchy="false">)</mo>
                </mrow>
                <mi>,</mi>
                <mover accent="true">
                  <mstyle mathvariant="bold">
                    <mrow>
                      <mi>r</mi>
                    </mrow>
                  </mstyle>
                  <mo stretchy="false">˙</mo>
                </mover>
                <mrow>
                  <mo stretchy="false">(</mo>
                  <mrow>
                    <mi>t</mi>
                    <mi>'</mi>
                  </mrow>
                  <mo stretchy="false">)</mo>
                </mrow>
                <mi>,</mi>
                <mi>t</mi>
                <mi>'</mi>
              </mrow>
            </mfenced>
            <mrow>
              <mi/>
              <mo stretchy="false">⋅</mo>
              <mi/>
            </mrow>
            <mover accent="true">
              <mstyle mathvariant="bold">
                <mrow>
                  <mi>r</mi>
                </mrow>
              </mstyle>
              <mo stretchy="false">˙</mo>
            </mover>
            <mrow>
              <mo stretchy="false">(</mo>
              <mrow>
                <mi>t</mi>
                <mi>'</mi>
              </mrow>
              <mo stretchy="false">)</mo>
            </mrow>
            <mi/>
            <mtext>d</mtext>
            <mi>t</mi>
            <mi>'</mi>
          </mrow>
        </mtd>
      </mtr>
      <mtr>
        <mtd>
          <mrow>
            <mo stretchy="false">⇒</mo>
            <mi>P</mi>
            <mrow>
              <mi/>
              <mo stretchy="false">=</mo>
              <mrow>
                <mi/>
                <mo stretchy="false">−</mo>
                <mstyle mathvariant="bold">
                  <mrow>
                    <mi>F</mi>
                  </mrow>
                </mstyle>
              </mrow>
            </mrow>
            <mfenced open="(" close=")">
              <mrow>
                <mstyle mathvariant="bold">
                  <mrow>
                    <mi>r</mi>
                  </mrow>
                </mstyle>
                <mrow>
                  <mo stretchy="false">(</mo>
                  <mrow>
                    <mi>t</mi>
                  </mrow>
                  <mo stretchy="false">)</mo>
                </mrow>
                <mi>,</mi>
                <mover accent="true">
                  <mstyle mathvariant="bold">
                    <mrow>
                      <mi>r</mi>
                    </mrow>
                  </mstyle>
                  <mo stretchy="false">˙</mo>
                </mover>
                <mrow>
                  <mo stretchy="false">(</mo>
                  <mrow>
                    <mi>t</mi>
                  </mrow>
                  <mo stretchy="false">)</mo>
                </mrow>
                <mi>,</mi>
                <mi>t</mi>
              </mrow>
            </mfenced>
            <mrow>
              <mi/>
              <mo stretchy="false">⋅</mo>
              <mi/>
            </mrow>
            <mover accent="true">
              <mstyle mathvariant="bold">
                <mrow>
                  <mi>r</mi>
                </mrow>
              </mstyle>
              <mo stretchy="false">˙</mo>
            </mover>
            <mrow>
              <mo stretchy="false">(</mo>
              <mrow>
                <mi>t</mi>
              </mrow>
              <mo stretchy="false">)</mo>
            </mrow>
          </mrow>
        </mtd>
      </mtr>
    </mtable>
    <annotation encoding="StarMath 5.0">P `=` {partial W} over {"d" t} `=` - "d" over {"d" t} int from t_0 to t bold F left ( bold r (t'), dot bold r (t'), t' right ) ` cdot ` dot bold r (t') ` "d" t' newline
drarrow P `=` - bold F left ( bold r (t), dot bold r (t), t right ) ` cdot ` dot bold r (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0:55:15.491000000</meta:creation-date>
    <meta:generator>LibreOffice/4.1.4.2$Windows_x86 LibreOffice_project/0a0440ccc0227ad9829de5f46be37cfb6edcf72</meta:generator>
  </office:meta>
</office:document-meta>
</file>